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1.69pt" svg:height="377.4pt" svg:x="691.4pt" svg:y="0pt">
            <loext:p draw:notify-on-update-of-ranges="Sheet1.F2:Sheet1.H2 Sheet1.A3:Sheet1.A3 Sheet1.F3:Sheet1.H3 Sheet1.F2:Sheet1.H2 Sheet1.A4:Sheet1.A4 Sheet1.F4:Sheet1.H4 Sheet1.F2:Sheet1.H2 Sheet1.A5:Sheet1.A5 Sheet1.F5:Sheet1.H5 Sheet1.F2:Sheet1.H2 Sheet1.A6:Sheet1.A6 Sheet1.F6:Sheet1.H6 Sheet1.F2:Sheet1.H2 Sheet1.A7:Sheet1.A7 Sheet1.F7:Sheet1.H7 Sheet1.F2:Sheet1.H2 Sheet1.A9:Sheet1.A9 Sheet1.F9:Sheet1.H9 Sheet1.F2:Sheet1.H2 Sheet1.A10:Sheet1.A10 Sheet1.F10:Sheet1.H10 Sheet1.F2:Sheet1.H2 Sheet1.A11:Sheet1.A11 Sheet1.F11:Sheet1.H11 Sheet1.F2:Sheet1.H2 Sheet1.A12:Sheet1.A12 Sheet1.F12:Sheet1.H12 Sheet1.F2:Sheet1.H2 Sheet1.A13:Sheet1.A13 Sheet1.F13:Sheet1.H13 Sheet1.F2:Sheet1.H2 Sheet1.A14:Sheet1.A14 Sheet1.F14:Sheet1.H14 Sheet1.F2:Sheet1.H2 Sheet1.A15:Sheet1.A15 Sheet1.F15:Sheet1.H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17.81pt" svg:y="88.81pt">
            <loext:p draw:notify-on-update-of-ranges="Sheet1.F35:Sheet1.F36 Sheet1.G35:Sheet1.G36 Sheet1.H35:Sheet1.H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68.15pt" svg:y="15.62pt">
            <loext:p draw:notify-on-update-of-ranges="Sheet1.F2:Sheet1.F2 Sheet1.F1:Sheet1.F1048576 Sheet1.G2:Sheet1.G2 Sheet1.G1:Sheet1.G1048576 Sheet1.H2:Sheet1.H2 Sheet1.H1:Sheet1.H104857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7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L=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2]" office:value-type="float" office:value="24" calcext:value-type="float">
            <text:p>24</text:p>
          </table:table-cell>
          <table:table-cell table:formula="of:=[.C2]" office:value-type="float" office:value="32" calcext:value-type="float">
            <text:p>32</text:p>
          </table:table-cell>
          <table:table-cell table:formula="of:=[.D2]"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string" calcext:value-type="string">
            <text:p>Bethe Ansatz*</text:p>
          </table:table-cell>
          <table:table-cell table:formula="of:=-0.444584*24*2" office:value-type="float" office:value="-21.340032" calcext:value-type="float">
            <text:p>-21.340032</text:p>
          </table:table-cell>
          <table:table-cell table:formula="of:=-0.443954*32*2" office:value-type="float" office:value="-28.413056" calcext:value-type="float">
            <text:p>-28.413056</text:p>
          </table:table-cell>
          <table:table-cell table:formula="of:=-0.443348*64*2" office:value-type="float" office:value="-56.748544" calcext:value-type="float">
            <text:p>-56.748544</text:p>
          </table:table-cell>
          <table:table-cell/>
          <table:table-cell table:formula="of:=[.B3]/[.B$2]" office:value-type="float" office:value="-0.889168" calcext:value-type="float">
            <text:p>-0.889168</text:p>
          </table:table-cell>
          <table:table-cell table:formula="of:=[.C3]/[.C$2]" office:value-type="float" office:value="-0.887908" calcext:value-type="float">
            <text:p>-0.887908</text:p>
          </table:table-cell>
          <table:table-cell table:formula="of:=[.D3]/[.D$2]" office:value-type="float" office:value="-0.886696" calcext:value-type="float">
            <text:p>-0.886696</text:p>
          </table:table-cell>
        </table:table-row>
        <table:table-row table:style-name="ro1">
          <table:table-cell table:style-name="ce1" office:value-type="string" calcext:value-type="string">
            <text:p>Cluster(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0</text:p>
          </table:table-cell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table:formula="of:=[.B5]/[.B$2]" office:value-type="float" office:value="-0.75" calcext:value-type="float">
            <text:p>-0.75</text:p>
          </table:table-cell>
          <table:table-cell table:formula="of:=[.C5]/[.C$2]" office:value-type="float" office:value="-0.75" calcext:value-type="float">
            <text:p>-0.75</text:p>
          </table:table-cell>
          <table:table-cell/>
        </table:table-row>
        <table:table-row table:style-name="ro1">
          <table:table-cell office:value-type="string" calcext:value-type="string">
            <text:p>NB0(2)</text:p>
          </table:table-cell>
          <table:table-cell office:value-type="float" office:value="-20.25" calcext:value-type="float">
            <text:p>-20.25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table:formula="of:=[.B6]/[.B$2]" office:value-type="float" office:value="-0.84375" calcext:value-type="float">
            <text:p>-0.84375</text:p>
          </table:table-cell>
          <table:table-cell table:formula="of:=[.C6]/[.C$2]" office:value-type="float" office:value="-0.84375" calcext:value-type="float">
            <text:p>-0.84375</text:p>
          </table:table-cell>
          <table:table-cell/>
        </table:table-row>
        <table:table-row table:style-name="ro1">
          <table:table-cell office:value-type="string" calcext:value-type="string">
            <text:p>NB2</text:p>
          </table:table-cell>
          <table:table-cell office:value-type="float" office:value="-19.90326808" calcext:value-type="float">
            <text:p>-19.90326808</text:p>
          </table:table-cell>
          <table:table-cell office:value-type="float" office:value="-26.32455532" calcext:value-type="float">
            <text:p>-26.32455532</text:p>
          </table:table-cell>
          <table:table-cell table:number-columns-repeated="2"/>
          <table:table-cell table:formula="of:=[.B7]/[.B$2]" office:value-type="float" office:value="-0.829302836666667" calcext:value-type="float">
            <text:p>-0.8293028367</text:p>
          </table:table-cell>
          <table:table-cell table:formula="of:=[.C7]/[.C$2]" office:value-type="float" office:value="-0.82264235375" calcext:value-type="float">
            <text:p>-0.8226423538</text:p>
          </table:table-cell>
          <table:table-cell/>
        </table:table-row>
        <table:table-row table:style-name="ro1">
          <table:table-cell office:value-type="string" calcext:value-type="string">
            <text:p>RPA</text:p>
          </table:table-cell>
          <table:table-cell office:value-type="float" office:value="-21.77383512" calcext:value-type="float">
            <text:p>-21.77383512</text:p>
          </table:table-cell>
          <table:table-cell office:value-type="float" office:value="-28.92359622" calcext:value-type="float">
            <text:p>-28.92359622</text:p>
          </table:table-cell>
          <table:table-cell table:number-columns-repeated="2"/>
          <table:table-cell table:formula="of:=[.B8]/[.B$2]" office:value-type="float" office:value="-0.90724313" calcext:value-type="float">
            <text:p>-0.90724313</text:p>
          </table:table-cell>
          <table:table-cell table:formula="of:=[.C8]/[.C$2]" office:value-type="float" office:value="-0.903862381875" calcext:value-type="float">
            <text:p>-0.9038623819</text:p>
          </table:table-cell>
          <table:table-cell/>
        </table:table-row>
        <table:table-row table:style-name="ro1">
          <table:table-cell office:value-type="string" calcext:value-type="string">
            <text:p>LCCSD</text:p>
          </table:table-cell>
          <table:table-cell office:value-type="float" office:value="-21.294236602629" calcext:value-type="float">
            <text:p>-21.2942366026</text:p>
          </table:table-cell>
          <table:table-cell office:value-type="float" office:value="-28.392304900181" calcext:value-type="float">
            <text:p>-28.3923049002</text:p>
          </table:table-cell>
          <table:table-cell table:number-columns-repeated="2"/>
          <table:table-cell table:formula="of:=[.B9]/[.B$2]" office:value-type="float" office:value="-0.887259858442875" calcext:value-type="float">
            <text:p>-0.8872598584</text:p>
          </table:table-cell>
          <table:table-cell table:formula="of:=[.C9]/[.C$2]" office:value-type="float" office:value="-0.887259528130656" calcext:value-type="float">
            <text:p>-0.8872595281</text:p>
          </table:table-cell>
          <table:table-cell/>
        </table:table-row>
        <table:table-row table:style-name="ro1">
          <table:table-cell office:value-type="string" calcext:value-type="string">
            <text:p>ACPF</text:p>
          </table:table-cell>
          <table:table-cell office:value-type="float" office:value="-20.78797429719" calcext:value-type="float">
            <text:p>-20.7879742972</text:p>
          </table:table-cell>
          <table:table-cell office:value-type="float" office:value="-27.717296885589" calcext:value-type="float">
            <text:p>-27.7172968856</text:p>
          </table:table-cell>
          <table:table-cell table:number-columns-repeated="2"/>
          <table:table-cell table:formula="of:=[.B10]/[.B$2]" office:value-type="float" office:value="-0.86616559571625" calcext:value-type="float">
            <text:p>-0.8661655957</text:p>
          </table:table-cell>
          <table:table-cell table:formula="of:=[.C10]/[.C$2]" office:value-type="float" office:value="-0.866165527674656" calcext:value-type="float">
            <text:p>-0.8661655277</text:p>
          </table:table-cell>
          <table:table-cell/>
        </table:table-row>
        <table:table-row table:style-name="ro1">
          <table:table-cell office:value-type="string" calcext:value-type="string">
            <text:p>NB2(2)</text:p>
          </table:table-cell>
          <table:table-cell office:value-type="float" office:value="-20.39815778" calcext:value-type="float">
            <text:p>-20.39815778</text:p>
          </table:table-cell>
          <table:table-cell office:value-type="float" office:value="-27.01543462" calcext:value-type="float">
            <text:p>-27.01543462</text:p>
          </table:table-cell>
          <table:table-cell table:number-columns-repeated="2"/>
          <table:table-cell table:formula="of:=[.B11]/[.B$2]" office:value-type="float" office:value="-0.849923240833333" calcext:value-type="float">
            <text:p>-0.8499232408</text:p>
          </table:table-cell>
          <table:table-cell table:formula="of:=[.C11]/[.C$2]" office:value-type="float" office:value="-0.844232331875" calcext:value-type="float">
            <text:p>-0.8442323319</text:p>
          </table:table-cell>
          <table:table-cell/>
        </table:table-row>
        <table:table-row table:style-name="ro1">
          <table:table-cell office:value-type="string" calcext:value-type="string">
            <text:p>NB3</text:p>
          </table:table-cell>
          <table:table-cell office:value-type="float" office:value="-20.034941" calcext:value-type="float">
            <text:p>-20.034941</text:p>
          </table:table-cell>
          <table:table-cell office:value-type="float" office:value="-26.45276742" calcext:value-type="float">
            <text:p>-26.45276742</text:p>
          </table:table-cell>
          <table:table-cell table:number-columns-repeated="2"/>
          <table:table-cell table:formula="of:=[.B12]/[.B$2]" office:value-type="float" office:value="-0.834789208333333" calcext:value-type="float">
            <text:p>-0.8347892083</text:p>
          </table:table-cell>
          <table:table-cell table:formula="of:=[.C12]/[.C$2]" office:value-type="float" office:value="-0.826648981875" calcext:value-type="float">
            <text:p>-0.8266489819</text:p>
          </table:table-cell>
          <table:table-cell/>
        </table:table-row>
        <table:table-row table:style-name="ro1">
          <table:table-cell office:value-type="string" calcext:value-type="string">
            <text:p>CEPA(3)</text:p>
          </table:table-cell>
          <table:table-cell office:value-type="float" office:value="-22.996960618404" calcext:value-type="float">
            <text:p>-22.9969606184</text:p>
          </table:table-cell>
          <table:table-cell table:number-columns-repeated="3"/>
          <table:table-cell table:formula="of:=[.B13]/[.B$2]" office:value-type="float" office:value="-0.9582066924335" calcext:value-type="float">
            <text:p>-0.9582066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PF(2)</text:p>
          </table:table-cell>
          <table:table-cell office:value-type="float" office:value="-21.410202745436" calcext:value-type="float">
            <text:p>-21.4102027454</text:p>
          </table:table-cell>
          <table:table-cell table:number-columns-repeated="3"/>
          <table:table-cell table:formula="of:=[.B14]/[.B$2]" office:value-type="float" office:value="-0.892091781059833" calcext:value-type="float">
            <text:p>-0.8920917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3(2)</text:p>
          </table:table-cell>
          <table:table-cell office:value-type="float" office:value="-20.47817286" calcext:value-type="float">
            <text:p>-20.47817286</text:p>
          </table:table-cell>
          <table:table-cell table:number-columns-repeated="3"/>
          <table:table-cell table:formula="of:=[.B15]/[.B$2]" office:value-type="float" office:value="-0.8532572025" calcext:value-type="float">
            <text:p>-0.85325720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Cluster(4)</text:p>
          </table:table-cell>
          <table:table-cell table:number-columns-repeated="7"/>
        </table:table-row>
        <table:table-row table:style-name="ro1">
          <table:table-cell table:formula="of:=[.A5]" office:value-type="string" office:string-value="NB0" calcext:value-type="string">
            <text:p>NB0</text:p>
          </table:table-cell>
          <table:table-cell office:value-type="float" office:value="-19.39230485" calcext:value-type="float">
            <text:p>-19.39230485</text:p>
          </table:table-cell>
          <table:table-cell office:value-type="float" office:value="-25.85640646" calcext:value-type="float">
            <text:p>-25.85640646</text:p>
          </table:table-cell>
          <table:table-cell table:number-columns-repeated="2"/>
          <table:table-cell table:formula="of:=[.B18]/[.B$2]" office:value-type="float" office:value="-0.808012702083333" calcext:value-type="float">
            <text:p>-0.8080127021</text:p>
          </table:table-cell>
          <table:table-cell table:formula="of:=[.C18]/[.C$2]" office:value-type="float" office:value="-0.808012701875" calcext:value-type="float">
            <text:p>-0.8080127019</text:p>
          </table:table-cell>
          <table:table-cell/>
        </table:table-row>
        <table:table-row table:style-name="ro1">
          <table:table-cell table:formula="of:=[.A6]" office:value-type="string" office:string-value="NB0(2)" calcext:value-type="string">
            <text:p>NB0(2)</text:p>
          </table:table-cell>
          <table:table-cell office:value-type="float" office:value="-20.71970496" calcext:value-type="float">
            <text:p>-20.71970496</text:p>
          </table:table-cell>
          <table:table-cell office:value-type="float" office:value="-27.62627327" calcext:value-type="float">
            <text:p>-27.62627327</text:p>
          </table:table-cell>
          <table:table-cell table:number-columns-repeated="2"/>
          <table:table-cell table:formula="of:=[.B19]/[.B$2]" office:value-type="float" office:value="-0.86332104" calcext:value-type="float">
            <text:p>-0.86332104</text:p>
          </table:table-cell>
          <table:table-cell table:formula="of:=[.C19]/[.C$2]" office:value-type="float" office:value="-0.8633210396875" calcext:value-type="float">
            <text:p>-0.8633210397</text:p>
          </table:table-cell>
          <table:table-cell/>
        </table:table-row>
        <table:table-row table:style-name="ro1">
          <table:table-cell office:value-type="string" calcext:value-type="string">
            <text:p>RPA</text:p>
          </table:table-cell>
          <table:table-cell office:value-type="float" office:value="-21.52258492" calcext:value-type="float">
            <text:p>-21.52258492</text:p>
          </table:table-cell>
          <table:table-cell office:value-type="float" office:value="-28.58299974" calcext:value-type="float">
            <text:p>-28.58299974</text:p>
          </table:table-cell>
          <table:table-cell office:value-type="float" office:value="-56.95378143" calcext:value-type="float">
            <text:p>-56.95378143</text:p>
          </table:table-cell>
          <table:table-cell/>
          <table:table-cell table:formula="of:=[.B20]/[.B$2]" office:value-type="float" office:value="-0.896774371666667" calcext:value-type="float">
            <text:p>-0.8967743717</text:p>
          </table:table-cell>
          <table:table-cell table:formula="of:=[.C20]/[.C$2]" office:value-type="float" office:value="-0.893218741875" calcext:value-type="float">
            <text:p>-0.8932187419</text:p>
          </table:table-cell>
          <table:table-cell table:formula="of:=[.D20]/[.D$2]" office:value-type="float" office:value="-0.88990283484375" calcext:value-type="float">
            <text:p>-0.8899028348</text:p>
          </table:table-cell>
        </table:table-row>
        <table:table-row table:style-name="ro1">
          <table:table-cell table:formula="of:=[.A7]" office:value-type="string" office:string-value="NB2" calcext:value-type="string">
            <text:p>NB2</text:p>
          </table:table-cell>
          <table:table-cell office:value-type="float" office:value="-20.64306741" calcext:value-type="float">
            <text:p>-20.64306741</text:p>
          </table:table-cell>
          <table:table-cell office:value-type="float" office:value="-27.39230952" calcext:value-type="float">
            <text:p>-27.39230952</text:p>
          </table:table-cell>
          <table:table-cell office:value-type="float" office:value="-55.25254655" calcext:value-type="float">
            <text:p>-55.25254655</text:p>
          </table:table-cell>
          <table:table-cell/>
          <table:table-cell table:formula="of:=[.B21]/[.B$2]" office:value-type="float" office:value="-0.86012780875" calcext:value-type="float">
            <text:p>-0.8601278088</text:p>
          </table:table-cell>
          <table:table-cell table:formula="of:=[.C21]/[.C$2]" office:value-type="float" office:value="-0.8560096725" calcext:value-type="float">
            <text:p>-0.8560096725</text:p>
          </table:table-cell>
          <table:table-cell table:formula="of:=[.D21]/[.D$2]" office:value-type="float" office:value="-0.86332103984375" calcext:value-type="float">
            <text:p>-0.8633210398</text:p>
          </table:table-cell>
        </table:table-row>
        <table:table-row table:style-name="ro1">
          <table:table-cell table:formula="of:=[.A9]" office:value-type="string" office:string-value="LCCSD" calcext:value-type="string">
            <text:p>LCCSD</text:p>
          </table:table-cell>
          <table:table-cell office:value-type="float" office:value="-21.471535904932" calcext:value-type="float">
            <text:p>-21.4715359049</text:p>
          </table:table-cell>
          <table:table-cell office:value-type="float" office:value="-28.623772236702" calcext:value-type="float">
            <text:p>-28.6237722367</text:p>
          </table:table-cell>
          <table:table-cell table:number-columns-repeated="2"/>
          <table:table-cell table:formula="of:=[.B22]/[.B$2]" office:value-type="float" office:value="-0.894647329372167" calcext:value-type="float">
            <text:p>-0.8946473294</text:p>
          </table:table-cell>
          <table:table-cell table:formula="of:=[.C22]/[.C$2]" office:value-type="float" office:value="-0.894492882396937" calcext:value-type="float">
            <text:p>-0.8944928824</text:p>
          </table:table-cell>
          <table:table-cell/>
        </table:table-row>
        <table:table-row table:style-name="ro1">
          <table:table-cell table:formula="of:=[.A10]" office:value-type="string" office:string-value="ACPF" calcext:value-type="string">
            <text:p>ACPF</text:p>
          </table:table-cell>
          <table:table-cell office:value-type="float" office:value="-20.999297405935" calcext:value-type="float">
            <text:p>-20.9992974059</text:p>
          </table:table-cell>
          <table:table-cell office:value-type="float" office:value="-27.997968504688" calcext:value-type="float">
            <text:p>-27.9979685047</text:p>
          </table:table-cell>
          <table:table-cell table:number-columns-repeated="2"/>
          <table:table-cell table:formula="of:=[.B23]/[.B$2]" office:value-type="float" office:value="-0.874970725247292" calcext:value-type="float">
            <text:p>-0.8749707252</text:p>
          </table:table-cell>
          <table:table-cell table:formula="of:=[.C23]/[.C$2]" office:value-type="float" office:value="-0.8749365157715" calcext:value-type="float">
            <text:p>-0.8749365158</text:p>
          </table:table-cell>
          <table:table-cell/>
        </table:table-row>
        <table:table-row table:style-name="ro1">
          <table:table-cell table:formula="of:=[.A11]" office:value-type="string" office:string-value="NB2(2)" calcext:value-type="string">
            <text:p>NB2(2)</text:p>
          </table:table-cell>
          <table:table-cell office:value-type="float" office:value="-20.90373283" calcext:value-type="float">
            <text:p>-20.90373283</text:p>
          </table:table-cell>
          <table:table-cell office:value-type="float" office:value="-27.7688288" calcext:value-type="float">
            <text:p>-27.7688288</text:p>
          </table:table-cell>
          <table:table-cell table:number-columns-repeated="2"/>
          <table:table-cell table:formula="of:=[.B24]/[.B$2]" office:value-type="float" office:value="-0.870988867916667" calcext:value-type="float">
            <text:p>-0.8709888679</text:p>
          </table:table-cell>
          <table:table-cell table:formula="of:=[.C24]/[.C$2]" office:value-type="float" office:value="-0.8677759" calcext:value-type="float">
            <text:p>-0.8677759</text:p>
          </table:table-cell>
          <table:table-cell/>
        </table:table-row>
        <table:table-row table:style-name="ro1">
          <table:table-cell table:formula="of:=[.A12]" office:value-type="string" office:string-value="NB3" calcext:value-type="string">
            <text:p>NB3</text:p>
          </table:table-cell>
          <table:table-cell office:value-type="float" office:value="-20.80300227" calcext:value-type="float">
            <text:p>-20.80300227</text:p>
          </table:table-cell>
          <table:table-cell table:number-columns-repeated="3"/>
          <table:table-cell table:formula="of:=[.B25]/[.B$2]" office:value-type="float" office:value="-0.86679176125" calcext:value-type="float">
            <text:p>-0.8667917613</text:p>
          </table:table-cell>
          <table:table-cell table:formula="of:=[.C25]/[.C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" office:value-type="string" office:string-value="CEPA(3)" calcext:value-type="string">
            <text:p>CEPA(3)</text:p>
          </table:table-cell>
          <table:table-cell table:number-columns-repeated="4"/>
          <table:table-cell table:formula="of:=[.B26]/[.B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" office:value-type="string" office:string-value="ACPF(2)" calcext:value-type="string">
            <text:p>ACPF(2)</text:p>
          </table:table-cell>
          <table:table-cell table:number-columns-repeated="4"/>
          <table:table-cell table:formula="of:=[.B27]/[.B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5]" office:value-type="string" office:string-value="NB3(2)" calcext:value-type="string">
            <text:p>NB3(2)</text:p>
          </table:table-cell>
          <table:table-cell office:value-type="float" office:value="-20.99715318" calcext:value-type="float">
            <text:p>-20.99715318</text:p>
          </table:table-cell>
          <table:table-cell table:number-columns-repeated="3"/>
          <table:table-cell table:formula="of:=[.B28]/[.B$2]" office:value-type="float" office:value="-0.8748813825" calcext:value-type="float">
            <text:p>-0.87488138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Cluster(8)</text:p>
          </table:table-cell>
          <table:table-cell table:number-columns-repeated="7"/>
        </table:table-row>
        <table:table-row table:style-name="ro1">
          <table:table-cell table:formula="of:=[.A5]" office:value-type="string" office:string-value="NB0" calcext:value-type="string">
            <text:p>NB0</text:p>
          </table:table-cell>
          <table:table-cell office:value-type="float" office:value="-20.24959559" calcext:value-type="float">
            <text:p>-20.24959559</text:p>
          </table:table-cell>
          <table:table-cell office:value-type="float" office:value="-26.99946079" calcext:value-type="float">
            <text:p>-26.99946079</text:p>
          </table:table-cell>
          <table:table-cell office:value-type="float" office:value="-53.99892158" calcext:value-type="float">
            <text:p>-53.99892158</text:p>
          </table:table-cell>
          <table:table-cell/>
          <table:table-cell table:formula="of:=[.B31]/[.B$2]" office:value-type="float" office:value="-0.843733149583333" calcext:value-type="float">
            <text:p>-0.8437331496</text:p>
          </table:table-cell>
          <table:table-cell table:formula="of:=[.C31]/[.C$2]" office:value-type="float" office:value="-0.8437331496875" calcext:value-type="float">
            <text:p>-0.8437331497</text:p>
          </table:table-cell>
          <table:table-cell table:formula="of:=[.D31]/[.D$2]" office:value-type="float" office:value="-0.8437331496875" calcext:value-type="float">
            <text:p>-0.8437331497</text:p>
          </table:table-cell>
        </table:table-row>
        <table:table-row table:style-name="ro1">
          <table:table-cell table:formula="of:=[.A6]" office:value-type="string" office:string-value="NB0(2)" calcext:value-type="string">
            <text:p>NB0(2)</text:p>
          </table:table-cell>
          <table:table-cell office:value-type="float" office:value="-20.97226282" calcext:value-type="float">
            <text:p>-20.97226282</text:p>
          </table:table-cell>
          <table:table-cell office:value-type="float" office:value="-27.9630171" calcext:value-type="float">
            <text:p>-27.9630171</text:p>
          </table:table-cell>
          <table:table-cell office:value-type="float" office:value="-55.9260342" calcext:value-type="float">
            <text:p>-55.9260342</text:p>
          </table:table-cell>
          <table:table-cell/>
          <table:table-cell table:formula="of:=[.B32]/[.B$2]" office:value-type="float" office:value="-0.873844284166667" calcext:value-type="float">
            <text:p>-0.8738442842</text:p>
          </table:table-cell>
          <table:table-cell table:formula="of:=[.C32]/[.C$2]" office:value-type="float" office:value="-0.873844284375" calcext:value-type="float">
            <text:p>-0.8738442844</text:p>
          </table:table-cell>
          <table:table-cell table:formula="of:=[.D32]/[.D$2]" office:value-type="float" office:value="-0.873844284375" calcext:value-type="float">
            <text:p>-0.8738442844</text:p>
          </table:table-cell>
        </table:table-row>
        <table:table-row table:style-name="ro1">
          <table:table-cell office:value-type="string" calcext:value-type="string">
            <text:p>RPA</text:p>
          </table:table-cell>
          <table:table-cell office:value-type="float" office:value="-21.45807537" calcext:value-type="float">
            <text:p>-21.45807537</text:p>
          </table:table-cell>
          <table:table-cell office:value-type="float" office:value="-28.49705692" calcext:value-type="float">
            <text:p>-28.49705692</text:p>
          </table:table-cell>
          <table:table-cell office:value-type="float" office:value="-56.77515685" calcext:value-type="float">
            <text:p>-56.77515685</text:p>
          </table:table-cell>
          <table:table-cell/>
          <table:table-cell table:formula="of:=[.B33]/[.B$2]" office:value-type="float" office:value="-0.89408647375" calcext:value-type="float">
            <text:p>-0.8940864738</text:p>
          </table:table-cell>
          <table:table-cell table:formula="of:=[.C33]/[.C$2]" office:value-type="float" office:value="-0.89053302875" calcext:value-type="float">
            <text:p>-0.8905330288</text:p>
          </table:table-cell>
          <table:table-cell table:formula="of:=[.D33]/[.D$2]" office:value-type="float" office:value="-0.88711182578125" calcext:value-type="float">
            <text:p>-0.8871118258</text:p>
          </table:table-cell>
        </table:table-row>
        <table:table-row table:style-name="ro1">
          <table:table-cell table:formula="of:=[.A7]" office:value-type="string" office:string-value="NB2" calcext:value-type="string">
            <text:p>NB2</text:p>
          </table:table-cell>
          <table:table-cell table:number-columns-repeated="7"/>
        </table:table-row>
        <table:table-row table:style-name="ro1">
          <table:table-cell table:formula="of:=[.A9]" office:value-type="string" office:string-value="LCCSD" calcext:value-type="string">
            <text:p>LCCSD</text:p>
          </table:table-cell>
          <table:table-cell table:number-columns-repeated="4"/>
          <table:table-cell table:formula="of:=ABS([.F32]-[.F3])" office:value-type="float" office:value="0.0153237158333334" calcext:value-type="float">
            <text:p>0.0153237158</text:p>
          </table:table-cell>
          <table:table-cell table:formula="of:=ABS([.G32]-[.G3])" office:value-type="float" office:value="0.014063715625" calcext:value-type="float">
            <text:p>0.0140637156</text:p>
          </table:table-cell>
          <table:table-cell table:formula="of:=ABS([.H32]-[.H3])" office:value-type="float" office:value="0.012851715625" calcext:value-type="float">
            <text:p>0.0128517156</text:p>
          </table:table-cell>
        </table:table-row>
        <table:table-row table:style-name="ro1">
          <table:table-cell table:formula="of:=[.A10]" office:value-type="string" office:string-value="ACPF" calcext:value-type="string">
            <text:p>ACPF</text:p>
          </table:table-cell>
          <table:table-cell table:number-columns-repeated="4"/>
          <table:table-cell table:formula="of:=ABS([.F33]-[.F3])" office:value-type="float" office:value="0.00491847374999987" calcext:value-type="float">
            <text:p>0.0049184737</text:p>
          </table:table-cell>
          <table:table-cell table:formula="of:=ABS([.G33]-[.G3])" office:value-type="float" office:value="0.00262502875000004" calcext:value-type="float">
            <text:p>0.0026250288</text:p>
          </table:table-cell>
          <table:table-cell table:formula="of:=ABS([.H33]-[.H3])" office:value-type="float" office:value="0.000415825781250101" calcext:value-type="float">
            <text:p>0.0004158258</text:p>
          </table:table-cell>
        </table:table-row>
        <table:table-row table:style-name="ro1">
          <table:table-cell table:formula="of:=[.A11]" office:value-type="string" office:string-value="NB2(2)" calcext:value-type="string">
            <text:p>NB2(2)</text:p>
          </table:table-cell>
          <table:table-cell table:number-columns-repeated="7"/>
        </table:table-row>
        <table:table-row table:style-name="ro1">
          <table:table-cell table:formula="of:=[.A12]" office:value-type="string" office:string-value="NB3" calcext:value-type="string">
            <text:p>NB3</text:p>
          </table:table-cell>
          <table:table-cell table:number-columns-repeated="7"/>
        </table:table-row>
        <table:table-row table:style-name="ro1">
          <table:table-cell table:formula="of:=[.A13]" office:value-type="string" office:string-value="CEPA(3)" calcext:value-type="string">
            <text:p>CEPA(3)</text:p>
          </table:table-cell>
          <table:table-cell table:number-columns-repeated="7"/>
        </table:table-row>
        <table:table-row table:style-name="ro1">
          <table:table-cell table:formula="of:=[.A14]" office:value-type="string" office:string-value="ACPF(2)" calcext:value-type="string">
            <text:p>ACPF(2)</text:p>
          </table:table-cell>
          <table:table-cell table:number-columns-repeated="7"/>
        </table:table-row>
        <table:table-row table:style-name="ro1">
          <table:table-cell table:formula="of:=[.A15]" office:value-type="string" office:string-value="NB3(2)" calcext:value-type="string">
            <text:p>NB3(2)</text:p>
          </table:table-cell>
          <table:table-cell table:number-columns-repeated="7"/>
        </table:table-row>
        <table:table-row table:style-name="ro1" table:number-rows-repeated="4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* Taken from Li, S. (2004). Block-correlated coupled cluster theory: The general formulation and its application to the antiferromagnetic Heisenberg model. The Journal of Chemical Physics, 120(11), 5017. <text:a xlink:href="http://doi.org/10.1063/1.1646355" xlink:type="simple">http://doi.org/10.1063/1.1646355</text:a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7:28:22.074123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4:47.846353752</meta:creation-date>
    <dc:date>2017-11-23T14:57:49.063392219</dc:date>
    <meta:editing-duration>P3DT5H5M38S</meta:editing-duration>
    <meta:editing-cycles>3</meta:editing-cycles>
    <meta:generator>LibreOffice/5.1.6.2$Linux_X86_64 LibreOffice_project/10m0$Build-2</meta:generator>
    <meta:document-statistic meta:table-count="1" meta:cell-count="1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9" chart:maximum="-0.8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169cm" svg:height="13.315cm" xlink:href=".." xlink:type="simple" chart:class="chart:scatter" chart:style-name="ch1">
        <chart:legend chart:legend-position="end" svg:x="16.55cm" svg:y="3.619cm" style:legend-expansion="high" chart:style-name="ch2"/>
        <chart:plot-area chart:style-name="ch3" table:cell-range-address="Sheet1.F2:Sheet1.H7 Sheet1.A3:Sheet1.A7 Sheet1.A9:Sheet1.A15 Sheet1.F9:Sheet1.H15" chart:data-source-has-labels="column" svg:x="0.403cm" svg:y="0.266cm" svg:width="15.744cm" svg:height="12.783cm">
          <chartooo:coordinate-region svg:x="1.474cm" svg:y="0.465cm" svg:width="14.473cm" svg:height="12.3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H3" chart:label-cell-address="Sheet1.A3:Sheet1.A3" chart:class="chart:scatter">
            <chart:domain table:cell-range-address="Sheet1.F2:Sheet1.H2"/>
            <chart:data-point chart:repeated="3"/>
          </chart:series>
          <chart:series chart:style-name="ch8" chart:values-cell-range-address="Sheet1.F4:Sheet1.H4" chart:label-cell-address="Sheet1.A4:Sheet1.A4" chart:class="chart:scatter">
            <chart:data-point chart:repeated="3"/>
          </chart:series>
          <chart:series chart:style-name="ch9" chart:values-cell-range-address="Sheet1.F5:Sheet1.H5" chart:label-cell-address="Sheet1.A5:Sheet1.A5" chart:class="chart:scatter">
            <chart:data-point chart:repeated="3"/>
          </chart:series>
          <chart:series chart:style-name="ch10" chart:values-cell-range-address="Sheet1.F6:Sheet1.H6" chart:label-cell-address="Sheet1.A6:Sheet1.A6" chart:class="chart:scatter">
            <chart:data-point chart:repeated="3"/>
          </chart:series>
          <chart:series chart:style-name="ch11" chart:values-cell-range-address="Sheet1.F7:Sheet1.H7" chart:label-cell-address="Sheet1.A7:Sheet1.A7" chart:class="chart:scatter">
            <chart:data-point chart:repeated="3"/>
          </chart:series>
          <chart:series chart:style-name="ch12" chart:values-cell-range-address="Sheet1.F9:Sheet1.H9" chart:label-cell-address="Sheet1.A9:Sheet1.A9" chart:class="chart:scatter">
            <chart:data-point chart:repeated="3"/>
          </chart:series>
          <chart:series chart:style-name="ch13" chart:values-cell-range-address="Sheet1.F10:Sheet1.H10" chart:label-cell-address="Sheet1.A10:Sheet1.A10" chart:class="chart:scatter">
            <chart:data-point chart:repeated="3"/>
          </chart:series>
          <chart:series chart:style-name="ch14" chart:values-cell-range-address="Sheet1.F11:Sheet1.H11" chart:label-cell-address="Sheet1.A11:Sheet1.A11" chart:class="chart:scatter">
            <chart:data-point chart:repeated="3"/>
          </chart:series>
          <chart:series chart:style-name="ch15" chart:values-cell-range-address="Sheet1.F12:Sheet1.H12" chart:label-cell-address="Sheet1.A12:Sheet1.A12" chart:class="chart:scatter">
            <chart:data-point chart:repeated="3"/>
          </chart:series>
          <chart:series chart:style-name="ch16" chart:values-cell-range-address="Sheet1.F13:Sheet1.H13" chart:label-cell-address="Sheet1.A13:Sheet1.A13" chart:class="chart:scatter">
            <chart:data-point chart:repeated="3"/>
          </chart:series>
          <chart:series chart:style-name="ch17" chart:values-cell-range-address="Sheet1.F14:Sheet1.H14" chart:label-cell-address="Sheet1.A14:Sheet1.A14" chart:class="chart:scatter">
            <chart:data-point chart:repeated="3"/>
          </chart:series>
          <chart:series chart:style-name="ch18" chart:values-cell-range-address="Sheet1.F15:Sheet1.H15" chart:label-cell-address="Sheet1.A15:Sheet1.A15" chart:class="chart:scatte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4">
                <text:p>24</text:p>
                <draw:g>
                  <svg:desc>Sheet1.F2:Sheet1.H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Bethe Ansatz*</text:p>
                <draw:g>
                  <svg:desc>Sheet1.A3:Sheet1.A3</svg:desc>
                </draw:g>
              </table:table-cell>
              <table:table-cell office:value-type="float" office:value="-0.889168">
                <text:p>-0.889168</text:p>
                <draw:g>
                  <svg:desc>Sheet1.F3:Sheet1.H3</svg:desc>
                </draw:g>
              </table:table-cell>
              <table:table-cell office:value-type="float" office:value="-0.887908">
                <text:p>-0.887908</text:p>
              </table:table-cell>
              <table:table-cell office:value-type="float" office:value="-0.886696">
                <text:p>-0.886696</text:p>
              </table:table-cell>
            </table:table-row>
            <table:table-row>
              <table:table-cell office:value-type="string">
                <text:p>Cluster(2)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F4:Sheet1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0</text:p>
                <draw:g>
                  <svg:desc>Sheet1.A5:Sheet1.A5</svg:desc>
                </draw:g>
              </table:table-cell>
              <table:table-cell office:value-type="float" office:value="-0.75">
                <text:p>-0.75</text:p>
                <draw:g>
                  <svg:desc>Sheet1.F5:Sheet1.H5</svg:desc>
                </draw:g>
              </table:table-cell>
              <table:table-cell office:value-type="float" office:value="-0.75">
                <text:p>-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0(2)</text:p>
                <draw:g>
                  <svg:desc>Sheet1.A6:Sheet1.A6</svg:desc>
                </draw:g>
              </table:table-cell>
              <table:table-cell office:value-type="float" office:value="-0.84375">
                <text:p>-0.84375</text:p>
                <draw:g>
                  <svg:desc>Sheet1.F6:Sheet1.H6</svg:desc>
                </draw:g>
              </table:table-cell>
              <table:table-cell office:value-type="float" office:value="-0.84375">
                <text:p>-0.8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2</text:p>
                <draw:g>
                  <svg:desc>Sheet1.A7:Sheet1.A7</svg:desc>
                </draw:g>
              </table:table-cell>
              <table:table-cell office:value-type="float" office:value="-0.829302836666667">
                <text:p>-0.829302836666667</text:p>
                <draw:g>
                  <svg:desc>Sheet1.F7:Sheet1.H7</svg:desc>
                </draw:g>
              </table:table-cell>
              <table:table-cell office:value-type="float" office:value="-0.82264235375">
                <text:p>-0.82264235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CCSD</text:p>
                <draw:g>
                  <svg:desc>Sheet1.A9:Sheet1.A9</svg:desc>
                </draw:g>
              </table:table-cell>
              <table:table-cell office:value-type="float" office:value="-0.887259858442875">
                <text:p>-0.887259858442875</text:p>
                <draw:g>
                  <svg:desc>Sheet1.F9:Sheet1.H9</svg:desc>
                </draw:g>
              </table:table-cell>
              <table:table-cell office:value-type="float" office:value="-0.887259528130656">
                <text:p>-0.88725952813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PF</text:p>
                <draw:g>
                  <svg:desc>Sheet1.A10:Sheet1.A10</svg:desc>
                </draw:g>
              </table:table-cell>
              <table:table-cell office:value-type="float" office:value="-0.86616559571625">
                <text:p>-0.86616559571625</text:p>
                <draw:g>
                  <svg:desc>Sheet1.F10:Sheet1.H10</svg:desc>
                </draw:g>
              </table:table-cell>
              <table:table-cell office:value-type="float" office:value="-0.866165527674656">
                <text:p>-0.86616552767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2(2)</text:p>
                <draw:g>
                  <svg:desc>Sheet1.A11:Sheet1.A11</svg:desc>
                </draw:g>
              </table:table-cell>
              <table:table-cell office:value-type="float" office:value="-0.849923240833333">
                <text:p>-0.849923240833333</text:p>
                <draw:g>
                  <svg:desc>Sheet1.F11:Sheet1.H11</svg:desc>
                </draw:g>
              </table:table-cell>
              <table:table-cell office:value-type="float" office:value="-0.844232331875">
                <text:p>-0.84423233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3</text:p>
                <draw:g>
                  <svg:desc>Sheet1.A12:Sheet1.A12</svg:desc>
                </draw:g>
              </table:table-cell>
              <table:table-cell office:value-type="float" office:value="-0.834789208333333">
                <text:p>-0.834789208333333</text:p>
                <draw:g>
                  <svg:desc>Sheet1.F12:Sheet1.H12</svg:desc>
                </draw:g>
              </table:table-cell>
              <table:table-cell office:value-type="float" office:value="-0.826648981875">
                <text:p>-0.82664898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PA(3)</text:p>
                <draw:g>
                  <svg:desc>Sheet1.A13:Sheet1.A13</svg:desc>
                </draw:g>
              </table:table-cell>
              <table:table-cell office:value-type="float" office:value="-0.9582066924335">
                <text:p>-0.9582066924335</text:p>
                <draw:g>
                  <svg:desc>Sheet1.F13:Sheet1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PF(2)</text:p>
                <draw:g>
                  <svg:desc>Sheet1.A14:Sheet1.A14</svg:desc>
                </draw:g>
              </table:table-cell>
              <table:table-cell office:value-type="float" office:value="-0.892091781059833">
                <text:p>-0.892091781059833</text:p>
                <draw:g>
                  <svg:desc>Sheet1.F14:Sheet1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3(2)</text:p>
                <draw:g>
                  <svg:desc>Sheet1.A15:Sheet1.A15</svg:desc>
                </draw:g>
              </table:table-cell>
              <table:table-cell office:value-type="float" office:value="-0.8532572025">
                <text:p>-0.8532572025</text:p>
                <draw:g>
                  <svg:desc>Sheet1.F15:Sheet1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aximum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703cm" style:legend-expansion="high" chart:style-name="ch2"/>
        <chart:plot-area chart:style-name="ch3" table:cell-range-address="Sheet1.F35:Sheet1.H36" svg:x="0.32cm" svg:y="0.18cm" svg:width="12.991cm" svg:height="8.64cm">
          <chartooo:coordinate-region svg:x="1.669cm" svg:y="0.379cm" svg:width="11.64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5:Sheet1.F36" chart:class="chart:bar">
            <chart:data-point chart:repeated="2"/>
          </chart:series>
          <chart:series chart:style-name="ch8" chart:values-cell-range-address="Sheet1.G35:Sheet1.G36" chart:class="chart:bar">
            <chart:data-point chart:repeated="2"/>
          </chart:series>
          <chart:series chart:style-name="ch9" chart:values-cell-range-address="Sheet1.H35:Sheet1.H36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3237158333334">
                <text:p>0.0153237158333334</text:p>
                <draw:g>
                  <svg:desc>Sheet1.F35:Sheet1.F36</svg:desc>
                </draw:g>
              </table:table-cell>
              <table:table-cell office:value-type="float" office:value="0.014063715625">
                <text:p>0.014063715625</text:p>
                <draw:g>
                  <svg:desc>Sheet1.G35:Sheet1.G36</svg:desc>
                </draw:g>
              </table:table-cell>
              <table:table-cell office:value-type="float" office:value="0.012851715625">
                <text:p>0.012851715625</text:p>
                <draw:g>
                  <svg:desc>Sheet1.H35:Sheet1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91847374999987">
                <text:p>0.00491847374999987</text:p>
              </table:table-cell>
              <table:table-cell office:value-type="float" office:value="0.00262502875000004">
                <text:p>0.00262502875000004</text:p>
              </table:table-cell>
              <table:table-cell office:value-type="float" office:value="0.000415825781250101">
                <text:p>0.000415825781250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48cm" svg:y="3.703cm" style:legend-expansion="high" chart:style-name="ch2"/>
        <chart:plot-area chart:style-name="ch3" table:cell-range-address="Sheet1.F2:Sheet1.H3 Sheet1.F31:Sheet1.H33" chart:data-source-has-labels="row" svg:x="0.32cm" svg:y="0.18cm" svg:width="14.208cm" svg:height="8.64cm">
          <chartooo:coordinate-region svg:x="1.391cm" svg:y="0.379cm" svg:width="13.13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3 Sheet1.F31:Sheet1.F33" chart:label-cell-address="Sheet1.F2:Sheet1.F2" chart:class="chart:bar">
            <chart:data-point chart:repeated="4"/>
          </chart:series>
          <chart:series chart:style-name="ch8" chart:values-cell-range-address="Sheet1.G3:Sheet1.G3 Sheet1.G31:Sheet1.G33" chart:label-cell-address="Sheet1.G2:Sheet1.G2" chart:class="chart:bar">
            <chart:data-point chart:repeated="4"/>
          </chart:series>
          <chart:series chart:style-name="ch9" chart:values-cell-range-address="Sheet1.H3:Sheet1.H3 Sheet1.H31:Sheet1.H33" chart:label-cell-address="Sheet1.H2:Sheet1.H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</text:p>
                <draw:g>
                  <svg:desc>Sheet1.F2:Sheet1.F2</svg:desc>
                </draw:g>
              </table:table-cell>
              <table:table-cell office:value-type="string">
                <text:p>32</text:p>
                <draw:g>
                  <svg:desc>Sheet1.G2:Sheet1.G2</svg:desc>
                </draw:g>
              </table:table-cell>
              <table:table-cell office:value-type="string">
                <text:p>64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89168">
                <text:p>-0.889168</text:p>
                <draw:g>
                  <svg:desc>Sheet1.F3:Sheet1.F3 Sheet1.F31:Sheet1.F33</svg:desc>
                </draw:g>
              </table:table-cell>
              <table:table-cell office:value-type="float" office:value="-0.887908">
                <text:p>-0.887908</text:p>
                <draw:g>
                  <svg:desc>Sheet1.G3:Sheet1.G3 Sheet1.G31:Sheet1.G33</svg:desc>
                </draw:g>
              </table:table-cell>
              <table:table-cell office:value-type="float" office:value="-0.886696">
                <text:p>-0.886696</text:p>
                <draw:g>
                  <svg:desc>Sheet1.H3:Sheet1.H3 Sheet1.H31:Sheet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43733149583333">
                <text:p>-0.843733149583333</text:p>
              </table:table-cell>
              <table:table-cell office:value-type="float" office:value="-0.8437331496875">
                <text:p>-0.8437331496875</text:p>
              </table:table-cell>
              <table:table-cell office:value-type="float" office:value="-0.8437331496875">
                <text:p>-0.84373314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73844284166667">
                <text:p>-0.873844284166667</text:p>
              </table:table-cell>
              <table:table-cell office:value-type="float" office:value="-0.873844284375">
                <text:p>-0.873844284375</text:p>
              </table:table-cell>
              <table:table-cell office:value-type="float" office:value="-0.873844284375">
                <text:p>-0.8738442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9408647375">
                <text:p>-0.89408647375</text:p>
              </table:table-cell>
              <table:table-cell office:value-type="float" office:value="-0.89053302875">
                <text:p>-0.89053302875</text:p>
              </table:table-cell>
              <table:table-cell office:value-type="float" office:value="-0.88711182578125">
                <text:p>-0.88711182578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